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text-properties officeooo:rsid="000b78cc" officeooo:paragraph-rsid="000dce40"/>
    </style:style>
    <style:style style:name="P2" style:family="paragraph" style:parent-style-name="Standard" style:list-style-name="L1">
      <style:text-properties officeooo:rsid="000b78cc" officeooo:paragraph-rsid="000b78cc"/>
    </style:style>
    <style:style style:name="P3" style:family="paragraph" style:parent-style-name="Standard" style:list-style-name="L1">
      <style:text-properties officeooo:paragraph-rsid="000ecd03"/>
    </style:style>
    <style:style style:name="P4" style:family="paragraph" style:parent-style-name="Standard" style:list-style-name="L1">
      <style:text-properties officeooo:paragraph-rsid="000dce40"/>
    </style:style>
    <style:style style:name="P5" style:family="paragraph" style:parent-style-name="Standard" style:list-style-name="L1">
      <style:text-properties officeooo:paragraph-rsid="000b78cc"/>
    </style:style>
    <style:style style:name="P6" style:family="paragraph" style:parent-style-name="Standard" style:list-style-name="L1">
      <style:text-properties officeooo:paragraph-rsid="0012e296"/>
    </style:style>
    <style:style style:name="P7" style:family="paragraph" style:parent-style-name="Standard" style:list-style-name="L1">
      <style:text-properties officeooo:paragraph-rsid="0015846d"/>
    </style:style>
    <style:style style:name="P8" style:family="paragraph" style:parent-style-name="Standard" style:list-style-name="L1">
      <style:text-properties style:text-line-through-style="solid" officeooo:paragraph-rsid="000dce40"/>
    </style:style>
    <style:style style:name="P9" style:family="paragraph" style:parent-style-name="Standard" style:list-style-name="L1">
      <style:text-properties style:text-line-through-style="solid" officeooo:rsid="000ecd03" officeooo:paragraph-rsid="000ecd03"/>
    </style:style>
    <style:style style:name="P10" style:family="paragraph" style:parent-style-name="Standard" style:list-style-name="L1">
      <style:text-properties style:text-line-through-style="solid" officeooo:rsid="0010daf1" officeooo:paragraph-rsid="0010daf1"/>
    </style:style>
    <style:style style:name="P11" style:family="paragraph" style:parent-style-name="Standard" style:list-style-name="L1">
      <style:text-properties officeooo:rsid="000dce40" officeooo:paragraph-rsid="000dce40"/>
    </style:style>
    <style:style style:name="P12" style:family="paragraph" style:parent-style-name="Standard">
      <style:text-properties officeooo:paragraph-rsid="0012e296"/>
    </style:style>
    <style:style style:name="T1" style:family="text">
      <style:text-properties officeooo:rsid="000b78cc"/>
    </style:style>
    <style:style style:name="T2" style:family="text">
      <style:text-properties officeooo:rsid="000dce40"/>
    </style:style>
    <style:style style:name="T3" style:family="text">
      <style:text-properties officeooo:rsid="000ecd03"/>
    </style:style>
    <style:style style:name="T4" style:family="text">
      <style:text-properties officeooo:rsid="0010daf1"/>
    </style:style>
    <style:style style:name="T5" style:family="text">
      <style:text-properties fo:color="#000000" style:text-line-through-style="none" style:text-underline-style="none" style:text-blinking="false" fo:background-color="#ffffff"/>
    </style:style>
    <style:style style:name="T6" style:family="text">
      <style:text-properties fo:color="#003399" style:text-line-through-style="none" style:text-underline-style="none" style:text-blinking="false" fo:background-color="#ffffff"/>
    </style:style>
    <style:style style:name="T7" style:family="text">
      <style:text-properties officeooo:rsid="00127ce8"/>
    </style:style>
    <style:style style:name="T8" style:family="text">
      <style:text-properties officeooo:rsid="0012e296"/>
    </style:style>
    <style:style style:name="T9" style:family="text">
      <style:text-properties officeooo:rsid="001438e3"/>
    </style:style>
    <style:style style:name="T10" style:family="text">
      <style:text-properties officeooo:rsid="0015846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597954264187051143" text:style-name="L1">
        <text:list-item>
          <text:p text:style-name="P3"><text:span text:style-name="T3">Startbild</text:span><text:span text:style-name="T4"> </text:span><text:span text:style-name="T7">(“Using flash cards to know Ruby better”, Peter Evjan, </text:span><text:span text:style-name="T10">twitter: @peterevjan, </text:span><text:a xlink:type="simple" xlink:href="mailto:peter.evjan@gmail.com"><text:span text:style-name="T10">peter.evjan@gmail.com</text:span></text:a><text:span text:style-name="T10">, github: evjan, </text:span><text:span text:style-name="T7">Cogent, Melbourne, Australia + Cogents logga)<text:tab/></text:span></text:p>
        </text:list-item>
        <text:list-item>
          <text:p text:style-name="P9">Bilden där jag glömmer saker först, förklara mitt problem.</text:p>
        </text:list-item>
        <text:list-item>
          <text:p text:style-name="P10">Forgetting curve</text:p>
        </text:list-item>
        <text:list-item>
          <text:p text:style-name="P8"><text:span text:style-name="T3">Einsteincitat. </text:span><text:span text:style-name="T2">What I disagree with in the quote </text:span><text:span text:style-name="T3">(visa bilden med tjejen)</text:span></text:p>
        </text:list-item>
        <text:list-item>
          <text:p text:style-name="P4"><text:span text:style-name="T1">“As it turns out, just studying something new over and over again doesn’t actually help you remember the material very well. However, if you keep testing yourself by trying to recall the material over and over, you’ll strengthen those connections in your brain.”</text:span><text:span text:style-name="T7"> - Andy Hunt, blog post: “Test-driven Learning”. </text:span><text:span text:style-name="T5">Read more: </text:span><text:a xlink:type="simple" xlink:href="http://blog.toolshed.com/2008/10/test-driven-lea.html#ixzz2UG5IUm6P"><text:span text:style-name="T6">http://blog.toolshed.com/2008/10/test-driven-lea.html#ixzz2UG5IUm6P</text:span></text:a></text:p>
        </text:list-item>
        <text:list-item>
          <text:p text:style-name="P4"><text:span text:style-name="T1">Spaced repetition (om kunde dåligt, tillbaka snart I högen. Om kunde bra, tillbaka långt I högen). </text:span><text:span text:style-name="T4">Repeterar ofta I början, mer sällan senare.</text:span></text:p>
        </text:list-item>
        <text:list-item>
          <text:p text:style-name="P2">Visa hur det går till</text:p>
          <text:list>
            <text:list-item>
              <text:p text:style-name="P1">Hur jag läser numer (bild på läsande, highlightad text, <text:span text:style-name="T8">skapa kort med fråga och svar)</text:span> </text:p>
            </text:list-item>
            <text:list-item>
              <text:p text:style-name="P5"><text:span text:style-name="T1">Kör varje dag specifik tid (klocka </text:span><text:span text:style-name="T2">på 7:30</text:span><text:span text:style-name="T1">)</text:span></text:p>
            </text:list-item>
            <text:list-item>
              <text:p text:style-name="P6"><text:span text:style-name="T8">Visa fråga (“Enable this syntax: </text:span><text:span text:style-name="T9">my_lambda</text:span><text:span text:style-name="T8"> = λ { puts '</text:span><text:span text:style-name="T9">Using the lambda character</text:span><text:span text:style-name="T8"> </text:span><text:span text:style-name="T9">works!</text:span><text:span text:style-name="T8">' }”)</text:span></text:p>
            </text:list-item>
            <text:list-item>
              <text:p text:style-name="P6"><text:span text:style-name="T8">Visa svar:</text:span></text:p>
              <text:p text:style-name="P6"><text:span text:style-name="T8"># encoding: UTF-8</text:span></text:p>
              <text:p text:style-name="P6"><text:span text:style-name="T8">module Kernel</text:span></text:p>
              <text:list>
                <text:list-header>
                  <text:p text:style-name="P6"><text:span text:style-name="T8">alias_method :λ, :lambda</text:span></text:p>
                </text:list-header>
              </text:list>
            </text:list-item>
          </text:list>
        </text:list-item>
      </text:list>
      <text:p text:style-name="P12"><text:span text:style-name="T8"><text:tab/> <text:s text:c="5"/>end</text:span></text:p>
      <text:p text:style-name="P12"><text:span text:style-name="T8"/></text:p>
      <text:list xml:id="list149978750" text:continue-numbering="true" text:style-name="L1">
        <text:list-item>
          <text:list>
            <text:list-item>
              <text:p text:style-name="P6"><text:span text:style-name="T8">Klicka hur bra jag kunde svaret (“</text:span><text:span text:style-name="T9">Didn't know”, “I knew it”, “Too easy!”</text:span><text:span text:style-name="T8">)</text:span></text:p>
            </text:list-item>
          </text:list>
        </text:list-item>
        <text:list-item>
          <text:p text:style-name="P11">Rätt detaljnivå: kanske inte viktigt att komma ihåg specifik syntax, <text:span text:style-name="T9">utan viktigare att komma ihåg högre nivåkoncept</text:span> (utropstecken?)</text:p>
        </text:list-item>
        <text:list-item>
          <text:p text:style-name="P2">Viktigt att förstå <text:span text:style-name="T9">texten/frågan/svaret</text:span> innan man skapar flashcard (utropstecken?)</text:p>
        </text:list-item>
        <text:list-item>
          <text:p text:style-name="P2">Nu kommer jag ihåg allt jag vill komma ihåg! (samma bild<text:span text:style-name="T9"> som den då jag glömmer</text:span>, men 0 % till sopkorgen)</text:p>
        </text:list-item>
        <text:list-item>
          <text:p text:style-name="P3"><text:span text:style-name="T1">Anki (visa logga, namn och </text:span><text:a xlink:type="simple" xlink:href="http://ankisrs.net/"><text:span text:style-name="T3">http://ankisrs.net/</text:span></text:a><text:span text:style-name="T3">, kanske rita screenshot av startsidan?</text:span><text:span text:style-name="T1">)</text:span></text:p>
        </text:list-item>
        <text:list-item>
          <text:p text:style-name="P7"><text:span text:style-name="T10">Thank you! Twitter: @peterevj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5T09:18:09</meta:creation-date>
    <dc:date>2013-05-25T10:48:48</dc:date>
    <meta:editing-duration>PT59M3S</meta:editing-duration>
    <meta:editing-cycles>9</meta:editing-cycles>
    <meta:generator>LibreOffice/4.0.3.3$MacOSX_x86 LibreOffice_project/0eaa50a932c8f2199a615e1eb30f7ac74279539</meta:generator>
    <meta:document-statistic meta:table-count="0" meta:image-count="0" meta:object-count="0" meta:page-count="1" meta:paragraph-count="21" meta:word-count="271" meta:character-count="1695" meta:non-whitespace-character-count="1456"/>
  </office:meta>
</office:document-meta>
</file>